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2"/>
    <style:style style:name="P2" style:family="paragraph" style:parent-style-name="Preformatted_20_Text" style:list-style-name="L2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cm" fo:margin-bottom="0cm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cm" fo:margin-bottom="0cm" style:contextual-spacing="false"/>
    </style:style>
    <style:style style:name="P31" style:family="paragraph" style:parent-style-name="Text_20_body" style:list-style-name="L15"/>
    <style:style style:name="P32" style:family="paragraph" style:parent-style-name="Text_20_body" style:list-style-name="L15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n Java, la clase <text:span text:style-name="Source_20_Text">ArrayList</text:span> es parte del paquete <text:span text:style-name="Source_20_Text">java.util</text:span> y es una implementación de una lista dinámica que permite almacenar objetos de forma secuencial, con la ventaja de que su tamaño puede crecer y decrecer dinámicamente según sea necesario. Esta clase implementa la interfaz <text:span text:style-name="Source_20_Text">List</text:span> y proporciona una gran flexibilidad para trabajar con colecciones de datos.</text:p>
      <text:h text:style-name="Heading_20_3" text:outline-level="3">Características de <text:span text:style-name="Source_20_Text">ArrayList</text:span>:</text:h>
      <text:list xml:id="list3880253147" text:style-name="L1">
        <text:list-item>
          <text:p text:style-name="P5"><text:span text:style-name="Strong_20_Emphasis">Redimensionamiento dinámico</text:span>: Un <text:span text:style-name="Source_20_Text">ArrayList</text:span> puede aumentar su capacidad a medida que se agregan más elementos. </text:p>
        </text:list-item>
        <text:list-item>
          <text:p text:style-name="P5"><text:span text:style-name="Strong_20_Emphasis">Acceso rápido por índice</text:span>: Al igual que los arreglos tradicionales en Java, puedes acceder a los elementos de un <text:span text:style-name="Source_20_Text">ArrayList</text:span> mediante un índice. </text:p>
        </text:list-item>
        <text:list-item>
          <text:p text:style-name="P5"><text:span text:style-name="Strong_20_Emphasis">Elementos duplicados</text:span>: Permite almacenar elementos duplicados. </text:p>
        </text:list-item>
        <text:list-item>
          <text:p text:style-name="P4"><text:span text:style-name="Strong_20_Emphasis">Permite </text:span><text:span text:style-name="Strong_20_Emphasis"><text:span text:style-name="Source_20_Text">null</text:span></text:span>: Puedes añadir el valor <text:span text:style-name="Source_20_Text">null</text:span> como un elemento en el <text:span text:style-name="Source_20_Text">ArrayList</text:span>. </text:p>
        </text:list-item>
      </text:list>
      <text:h text:style-name="Heading_20_3" text:outline-level="3">Operaciones comunes con <text:span text:style-name="Source_20_Text">ArrayList</text:span>:</text:h>
      <text:list xml:id="list92045677" text:style-name="L2">
        <text:list-item>
          <text:p text:style-name="P6"><text:span text:style-name="Strong_20_Emphasis">Crear un </text:span><text:span text:style-name="Strong_20_Emphasis"><text:span text:style-name="Source_20_Text">ArrayList</text:span></text:span><text:span text:style-name="Strong_20_Emphasis">:</text:span></text:p>
          <text:p text:style-name="P1"><text:span text:style-name="Source_20_Text">import java.util.ArrayList;</text:span></text:p>
          <text:p text:style-name="P1"/>
          <text:p text:style-name="P2"><text:span text:style-name="Source_20_Text">ArrayList&lt;String&gt; lista = new ArrayList&lt;&gt;();</text:span></text:p>
        </text:list-item>
        <text:list-item>
          <text:p text:style-name="P6"><text:span text:style-name="Strong_20_Emphasis">Agregar elementos:</text:span> Se usa el método <text:span text:style-name="Source_20_Text">add()</text:span> para agregar elementos al final de la lista.</text:p>
          <text:p text:style-name="P1"><text:span text:style-name="Source_20_Text">lista.add("Elemento 1");</text:span></text:p>
          <text:p text:style-name="P1"><text:span text:style-name="Source_20_Text">lista.add("Elemento 2");</text:span></text:p>
          <text:p text:style-name="P2"><text:span text:style-name="Source_20_Text">lista.add("Elemento 3");</text:span></text:p>
        </text:list-item>
        <text:list-item>
          <text:p text:style-name="P6"><text:span text:style-name="Strong_20_Emphasis">Acceder a elementos:</text:span> Puedes obtener un elemento mediante su índice utilizando el método <text:span text:style-name="Source_20_Text">get()</text:span>.</text:p>
          <text:p text:style-name="P2"><text:span text:style-name="Source_20_Text">String elemento = lista.get(0); <text:s/>// Accede al primer elemento</text:span></text:p>
        </text:list-item>
        <text:list-item>
          <text:p text:style-name="P6"><text:span text:style-name="Strong_20_Emphasis">Modificar elementos:</text:span> Para modificar un elemento en un índice específico, se usa el método <text:span text:style-name="Source_20_Text">set()</text:span>.</text:p>
          <text:p text:style-name="P2"><text:span text:style-name="Source_20_Text">lista.set(1, "Nuevo Elemento"); <text:s/>// Cambia el segundo elemento</text:span></text:p>
        </text:list-item>
        <text:list-item>
          <text:p text:style-name="P6"><text:span text:style-name="Strong_20_Emphasis">Eliminar elementos:</text:span> Puedes eliminar un elemento por su índice o por su valor utilizando los métodos <text:span text:style-name="Source_20_Text">remove()</text:span>.</text:p>
          <text:p text:style-name="P1"><text:span text:style-name="Source_20_Text">lista.remove(0); <text:s/>// Elimina el primer elemento</text:span></text:p>
          <text:p text:style-name="P2"><text:span text:style-name="Source_20_Text">lista.remove("Elemento 3"); <text:s/>// Elimina el elemento "Elemento 3"</text:span></text:p>
        </text:list-item>
        <text:list-item>
          <text:p text:style-name="P6"><text:span text:style-name="Strong_20_Emphasis">Obtener el tamaño de la lista:</text:span> El método <text:span text:style-name="Source_20_Text">size()</text:span> devuelve la cantidad de elementos en el <text:span text:style-name="Source_20_Text">ArrayList</text:span>.</text:p>
          <text:p text:style-name="P2"><text:span text:style-name="Source_20_Text">int tamaño = lista.size();</text:span></text:p>
        </text:list-item>
        <text:list-item>
          <text:p text:style-name="P6"><text:span text:style-name="Strong_20_Emphasis">Verificar si contiene un elemento:</text:span> El método <text:span text:style-name="Source_20_Text">contains()</text:span> verifica si un elemento está presente en la lista.</text:p>
          <text:p text:style-name="P2"><text:span text:style-name="Source_20_Text">boolean contiene = lista.contains("Elemento 1");</text:span></text:p>
        </text:list-item>
        <text:list-item>
          <text:p text:style-name="P6"><text:soft-page-break/><text:span text:style-name="Strong_20_Emphasis">Recorrer un </text:span><text:span text:style-name="Strong_20_Emphasis"><text:span text:style-name="Source_20_Text">ArrayList</text:span></text:span><text:span text:style-name="Strong_20_Emphasis">:</text:span> Puedes recorrer un <text:span text:style-name="Source_20_Text">ArrayList</text:span> usando un bucle <text:span text:style-name="Source_20_Text">for</text:span> o un bucle <text:span text:style-name="Source_20_Text">foreach</text:span>.</text:p>
          <text:p text:style-name="P1"><text:span text:style-name="Source_20_Text">// Usando for tradicional</text:span></text:p>
          <text:p text:style-name="P1"><text:span text:style-name="Source_20_Text">for (int i = 0; i &lt; lista.size(); i++) {</text:span></text:p>
          <text:p text:style-name="P1"><text:span text:style-name="Source_20_Text"><text:s text:c="4"/>System.out.println(lista.get(i));</text:span></text:p>
          <text:p text:style-name="P1"><text:span text:style-name="Source_20_Text">}</text:span></text:p>
          <text:p text:style-name="P1"/>
          <text:p text:style-name="P1"><text:span text:style-name="Source_20_Text">// Usando foreach</text:span></text:p>
          <text:p text:style-name="P1"><text:span text:style-name="Source_20_Text">for (String item : lista) {</text:span></text:p>
          <text:p text:style-name="P1"><text:span text:style-name="Source_20_Text"><text:s text:c="4"/>System.out.println(item);</text:span></text:p>
          <text:p text:style-name="P2"><text:span text:style-name="Source_20_Text">}</text:span></text:p>
        </text:list-item>
        <text:list-item>
          <text:p text:style-name="P6"><text:span text:style-name="Strong_20_Emphasis">Limpiar la lista:</text:span> El método <text:span text:style-name="Source_20_Text">clear()</text:span> elimina todos los elementos de la lista.</text:p>
          <text:p text:style-name="P2"><text:span text:style-name="Source_20_Text">lista.clear();</text:span></text:p>
        </text:list-item>
      </text:list>
      <text:h text:style-name="Heading_20_3" text:outline-level="3">Ejemplo completo:</text:h>
      <text:p text:style-name="Preformatted_20_Text"><text:span text:style-name="Source_20_Text">import java.util.ArrayList;</text:span></text:p>
      <text:p text:style-name="Preformatted_20_Text"/>
      <text:p text:style-name="Preformatted_20_Text"><text:span text:style-name="Source_20_Text">public class EjemploArrayList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// Crear un ArrayList</text:span></text:p>
      <text:p text:style-name="Preformatted_20_Text"><text:span text:style-name="Source_20_Text"><text:s text:c="8"/>ArrayList&lt;String&gt; lista = new ArrayList&lt;&gt;(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Agregar elementos</text:span></text:p>
      <text:p text:style-name="Preformatted_20_Text"><text:span text:style-name="Source_20_Text"><text:s text:c="8"/>lista.add("Manzana");</text:span></text:p>
      <text:p text:style-name="Preformatted_20_Text"><text:span text:style-name="Source_20_Text"><text:s text:c="8"/>lista.add("Banana");</text:span></text:p>
      <text:p text:style-name="Preformatted_20_Text"><text:span text:style-name="Source_20_Text"><text:s text:c="8"/>lista.add("Cereza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Imprimir la lista</text:span></text:p>
      <text:p text:style-name="Preformatted_20_Text"><text:span text:style-name="Source_20_Text"><text:s text:c="8"/>System.out.println("Lista original: " + lista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Acceder a un elemento</text:span></text:p>
      <text:p text:style-name="Preformatted_20_Text"><text:span text:style-name="Source_20_Text"><text:s text:c="8"/>System.out.println("Primer elemento: " + lista.get(0)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Modificar un elemento</text:span></text:p>
      <text:p text:style-name="Preformatted_20_Text"><text:span text:style-name="Source_20_Text"><text:s text:c="8"/>lista.set(1, "Uva");</text:span></text:p>
      <text:p text:style-name="Preformatted_20_Text"><text:span text:style-name="Source_20_Text"><text:s text:c="8"/>System.out.println("Lista después de modificar: " + lista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Eliminar un elemento</text:span></text:p>
      <text:p text:style-name="Preformatted_20_Text"><text:span text:style-name="Source_20_Text"><text:s text:c="8"/>lista.remove("Cereza");</text:span></text:p>
      <text:p text:style-name="Preformatted_20_Text"><text:span text:style-name="Source_20_Text"><text:s text:c="8"/>System.out.println("Lista después de eliminar: " + lista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Verificar el tamaño de la lista</text:span></text:p>
      <text:p text:style-name="Preformatted_20_Text"><text:span text:style-name="Source_20_Text"><text:s text:c="8"/>System.out.println("Tamaño de la lista: " + lista.size()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Recorrer la lista</text:span></text:p>
      <text:p text:style-name="Preformatted_20_Text"><text:span text:style-name="Source_20_Text"><text:s text:c="8"/>for (String fruta : lista) {</text:span></text:p>
      <text:p text:style-name="Preformatted_20_Text"><text:span text:style-name="Source_20_Text"><text:s text:c="12"/>System.out.println(fruta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Limpiar la lista</text:span></text:p>
      <text:p text:style-name="Preformatted_20_Text"><text:span text:style-name="Source_20_Text"><text:s text:c="8"/>lista.clear();</text:span></text:p>
      <text:p text:style-name="Preformatted_20_Text"><text:span text:style-name="Source_20_Text"><text:s text:c="8"/>System.out.println("Lista después de limpiar: " + lista);</text:span></text:p>
      <text:p text:style-name="Preformatted_20_Text"><text:span text:style-name="Source_20_Text"><text:s text:c="4"/>}</text:span></text:p>
      <text:p text:style-name="P3"><text:span text:style-name="Source_20_Text">}</text:span></text:p>
      <text:h text:style-name="Heading_20_3" text:outline-level="3"><text:soft-page-break/>Notas importantes:</text:h>
      <text:list xml:id="list3326976016" text:style-name="L3">
        <text:list-item>
          <text:p text:style-name="P8">El <text:span text:style-name="Source_20_Text">ArrayList</text:span> es más flexible que los arreglos tradicionales, ya que no necesitas especificar un tamaño fijo al momento de crear la lista. </text:p>
        </text:list-item>
        <text:list-item>
          <text:p text:style-name="P7">Sin embargo, puede ser menos eficiente que un arreglo tradicional en algunos casos, debido a la necesidad de redimensionar el array subyacente cuando se agregan o eliminan elementos. </text:p>
        </text:list-item>
      </text:list>
      <text:p text:style-name="Text_20_body">Es una herramienta útil cuando necesitas trabajar con colecciones de tamaño variable.</text:p>
      <text:p text:style-name="Standard"/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Text_20_body">¡Claro! Te dejo algunos ejercicios sencillos para que puedas practicar el uso de <text:span text:style-name="Source_20_Text">ArrayList</text:span> en Java. Estos ejercicios cubren operaciones básicas y son perfectos para familiarizarte con esta clase.</text:p>
      <text:p text:style-name="Horizontal_20_Line"/>
      <text:h text:style-name="Heading_20_3" text:outline-level="3">Ejercicio 1: Crear una lista de números</text:h>
      <text:p text:style-name="Text_20_body"><text:span text:style-name="Strong_20_Emphasis">Instrucciones:</text:span></text:p>
      <text:list xml:id="list2411190549" text:style-name="L4">
        <text:list-item>
          <text:p text:style-name="P10">Crea un <text:span text:style-name="Source_20_Text">ArrayList</text:span> que contenga 5 números enteros. </text:p>
        </text:list-item>
        <text:list-item>
          <text:p text:style-name="P10">Imprime la lista. </text:p>
        </text:list-item>
        <text:list-item>
          <text:p text:style-name="P10">Añade un número más al final de la lista. </text:p>
        </text:list-item>
        <text:list-item>
          <text:p text:style-name="P9">Imprime la lista después de añadir el número. </text:p>
        </text:list-item>
      </text:list>
      <text:p text:style-name="Preformatted_20_Text"><text:span text:style-name="Source_20_Text">import java.util.ArrayList;</text:span></text:p>
      <text:p text:style-name="Preformatted_20_Text"/>
      <text:p text:style-name="Preformatted_20_Text"><text:span text:style-name="Source_20_Text">public class Ejercicio1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// Crea un ArrayList de enteros</text:span></text:p>
      <text:p text:style-name="Preformatted_20_Text"><text:span text:style-name="Source_20_Text"><text:s text:c="8"/>ArrayList&lt;Integer&gt; numeros = new ArrayList&lt;&gt;(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Agrega 5 números a la lista</text:span></text:p>
      <text:p text:style-name="Preformatted_20_Text"><text:span text:style-name="Source_20_Text"><text:s text:c="8"/>numeros.add(10);</text:span></text:p>
      <text:p text:style-name="Preformatted_20_Text"><text:span text:style-name="Source_20_Text"><text:s text:c="8"/>numeros.add(20);</text:span></text:p>
      <text:p text:style-name="Preformatted_20_Text"><text:span text:style-name="Source_20_Text"><text:s text:c="8"/>numeros.add(30);</text:span></text:p>
      <text:p text:style-name="Preformatted_20_Text"><text:span text:style-name="Source_20_Text"><text:s text:c="8"/>numeros.add(40);</text:span></text:p>
      <text:p text:style-name="Preformatted_20_Text"><text:span text:style-name="Source_20_Text"><text:s text:c="8"/>numeros.add(50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Imprime la lista</text:span></text:p>
      <text:p text:style-name="Preformatted_20_Text"><text:span text:style-name="Source_20_Text"><text:s text:c="8"/>System.out.println("Lista original: " + numeros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Añade un número más</text:span></text:p>
      <text:p text:style-name="Preformatted_20_Text"><text:span text:style-name="Source_20_Text"><text:s text:c="8"/>numeros.add(60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Imprime la lista después de añadir un número</text:span></text:p>
      <text:p text:style-name="Preformatted_20_Text"><text:span text:style-name="Source_20_Text"><text:s text:c="8"/>System.out.println("Lista después de añadir un número: " + numeros);</text:span></text:p>
      <text:p text:style-name="Preformatted_20_Text"><text:span text:style-name="Source_20_Text"><text:s text:c="4"/>}</text:span></text:p>
      <text:p text:style-name="P3"><text:span text:style-name="Source_20_Text">}</text:span></text:p>
      <text:p text:style-name="Horizontal_20_Line"/>
      <text:h text:style-name="Heading_20_3" text:outline-level="3"><text:soft-page-break/></text:h>
      <text:h text:style-name="Heading_20_3" text:outline-level="3">Ejercicio 2: Modificar un elemento de la lista</text:h>
      <text:p text:style-name="Text_20_body"><text:span text:style-name="Strong_20_Emphasis">Instrucciones:</text:span></text:p>
      <text:list xml:id="list1258089829" text:style-name="L5">
        <text:list-item>
          <text:p text:style-name="P12">Crea un <text:span text:style-name="Source_20_Text">ArrayList</text:span> que contenga los nombres de tus tres amigos. </text:p>
        </text:list-item>
        <text:list-item>
          <text:p text:style-name="P12">Modifica el nombre de uno de los amigos (por ejemplo, cambiar el segundo nombre). </text:p>
        </text:list-item>
        <text:list-item>
          <text:p text:style-name="P11">Imprime la lista antes y después de la modificación. </text:p>
        </text:list-item>
      </text:list>
      <text:p text:style-name="Preformatted_20_Text"><text:span text:style-name="Source_20_Text">import java.util.ArrayList;</text:span></text:p>
      <text:p text:style-name="Preformatted_20_Text"/>
      <text:p text:style-name="Preformatted_20_Text"><text:span text:style-name="Source_20_Text">public class Ejercicio2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// Crea un ArrayList de cadenas (nombres de amigos)</text:span></text:p>
      <text:p text:style-name="Preformatted_20_Text"><text:span text:style-name="Source_20_Text"><text:s text:c="8"/>ArrayList&lt;String&gt; amigos = new ArrayList&lt;&gt;(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Agrega 3 nombres a la lista</text:span></text:p>
      <text:p text:style-name="Preformatted_20_Text"><text:span text:style-name="Source_20_Text"><text:s text:c="8"/>amigos.add("Carlos");</text:span></text:p>
      <text:p text:style-name="Preformatted_20_Text"><text:span text:style-name="Source_20_Text"><text:s text:c="8"/>amigos.add("Ana");</text:span></text:p>
      <text:p text:style-name="Preformatted_20_Text"><text:span text:style-name="Source_20_Text"><text:s text:c="8"/>amigos.add("Juan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Imprime la lista original</text:span></text:p>
      <text:p text:style-name="Preformatted_20_Text"><text:span text:style-name="Source_20_Text"><text:s text:c="8"/>System.out.println("Lista original: " + amigos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Modifica el segundo nombre</text:span></text:p>
      <text:p text:style-name="Preformatted_20_Text"><text:span text:style-name="Source_20_Text"><text:s text:c="8"/>amigos.set(1, "Lucía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Imprime la lista después de la modificación</text:span></text:p>
      <text:p text:style-name="Preformatted_20_Text"><text:span text:style-name="Source_20_Text"><text:s text:c="8"/>System.out.println("Lista después de modificar: " + amigos);</text:span></text:p>
      <text:p text:style-name="Preformatted_20_Text"><text:span text:style-name="Source_20_Text"><text:s text:c="4"/>}</text:span></text:p>
      <text:p text:style-name="P3"><text:span text:style-name="Source_20_Text">}</text:span></text:p>
      <text:p text:style-name="Horizontal_20_Line"/>
      <text:h text:style-name="Heading_20_3" text:outline-level="3">Ejercicio 3: Eliminar un elemento de la lista</text:h>
      <text:p text:style-name="Text_20_body"><text:span text:style-name="Strong_20_Emphasis">Instrucciones:</text:span></text:p>
      <text:list xml:id="list3665180765" text:style-name="L6">
        <text:list-item>
          <text:p text:style-name="P14">Crea un <text:span text:style-name="Source_20_Text">ArrayList</text:span> con los nombres de frutas. </text:p>
        </text:list-item>
        <text:list-item>
          <text:p text:style-name="P14">Elimina una fruta de la lista por su nombre. </text:p>
        </text:list-item>
        <text:list-item>
          <text:p text:style-name="P13">Imprime la lista antes y después de eliminar la fruta. </text:p>
        </text:list-item>
      </text:list>
      <text:p text:style-name="Preformatted_20_Text"><text:span text:style-name="Source_20_Text">import java.util.ArrayList;</text:span></text:p>
      <text:p text:style-name="Preformatted_20_Text"/>
      <text:p text:style-name="Preformatted_20_Text"><text:span text:style-name="Source_20_Text">public class Ejercicio3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// Crea un ArrayList de frutas</text:span></text:p>
      <text:p text:style-name="Preformatted_20_Text"><text:span text:style-name="Source_20_Text"><text:s text:c="8"/>ArrayList&lt;String&gt; frutas = new ArrayList&lt;&gt;(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Agrega algunas frutas a la lista</text:span></text:p>
      <text:p text:style-name="Preformatted_20_Text"><text:span text:style-name="Source_20_Text"><text:s text:c="8"/>frutas.add("Manzana");</text:span></text:p>
      <text:p text:style-name="Preformatted_20_Text"><text:span text:style-name="Source_20_Text"><text:s text:c="8"/>frutas.add("Banana");</text:span></text:p>
      <text:p text:style-name="Preformatted_20_Text"><text:span text:style-name="Source_20_Text"><text:s text:c="8"/>frutas.add("Cereza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Imprime la lista antes de eliminar</text:span></text:p>
      <text:p text:style-name="Preformatted_20_Text"><text:span text:style-name="Source_20_Text"><text:s text:c="8"/>System.out.println("Lista original: " + frutas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Elimina una fruta por su nombre</text:span></text:p>
      <text:p text:style-name="Preformatted_20_Text"><text:span text:style-name="Source_20_Text"><text:s text:c="8"/>frutas.remove("Banana");</text:span></text:p>
      <text:p text:style-name="Preformatted_20_Text"><text:span text:style-name="Source_20_Text"><text:s text:c="8"/></text:span></text:p>
      <text:p text:style-name="Preformatted_20_Text"><text:soft-page-break/><text:span text:style-name="Source_20_Text"><text:s text:c="8"/>// Imprime la lista después de eliminar</text:span></text:p>
      <text:p text:style-name="Preformatted_20_Text"><text:span text:style-name="Source_20_Text"><text:s text:c="8"/>System.out.println("Lista después de eliminar: " + frutas);</text:span></text:p>
      <text:p text:style-name="Preformatted_20_Text"><text:span text:style-name="Source_20_Text"><text:s text:c="4"/>}</text:span></text:p>
      <text:p text:style-name="P3"><text:span text:style-name="Source_20_Text">}</text:span></text:p>
      <text:p text:style-name="Horizontal_20_Line"/>
      <text:h text:style-name="Heading_20_3" text:outline-level="3">Ejercicio 4: Buscar un elemento en la lista</text:h>
      <text:p text:style-name="Text_20_body"><text:span text:style-name="Strong_20_Emphasis">Instrucciones:</text:span></text:p>
      <text:list xml:id="list236841677" text:style-name="L7">
        <text:list-item>
          <text:p text:style-name="P16">Crea un <text:span text:style-name="Source_20_Text">ArrayList</text:span> con nombres de ciudades. </text:p>
        </text:list-item>
        <text:list-item>
          <text:p text:style-name="P16">Usa el método <text:span text:style-name="Source_20_Text">contains()</text:span> para verificar si una ciudad está en la lista. </text:p>
        </text:list-item>
        <text:list-item>
          <text:p text:style-name="P15">Imprime el resultado. </text:p>
        </text:list-item>
      </text:list>
      <text:p text:style-name="Preformatted_20_Text"><text:span text:style-name="Source_20_Text">import java.util.ArrayList;</text:span></text:p>
      <text:p text:style-name="Preformatted_20_Text"/>
      <text:p text:style-name="Preformatted_20_Text"><text:span text:style-name="Source_20_Text">public class Ejercicio4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// Crea un ArrayList de ciudades</text:span></text:p>
      <text:p text:style-name="Preformatted_20_Text"><text:span text:style-name="Source_20_Text"><text:s text:c="8"/>ArrayList&lt;String&gt; ciudades = new ArrayList&lt;&gt;(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Agrega algunas ciudades a la lista</text:span></text:p>
      <text:p text:style-name="Preformatted_20_Text"><text:span text:style-name="Source_20_Text"><text:s text:c="8"/>ciudades.add("Madrid");</text:span></text:p>
      <text:p text:style-name="Preformatted_20_Text"><text:span text:style-name="Source_20_Text"><text:s text:c="8"/>ciudades.add("Barcelona");</text:span></text:p>
      <text:p text:style-name="Preformatted_20_Text"><text:span text:style-name="Source_20_Text"><text:s text:c="8"/>ciudades.add("Sevilla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Verifica si una ciudad está en la lista</text:span></text:p>
      <text:p text:style-name="Preformatted_20_Text"><text:span text:style-name="Source_20_Text"><text:s text:c="8"/>boolean contieneMadrid = ciudades.contains("Madrid");</text:span></text:p>
      <text:p text:style-name="Preformatted_20_Text"><text:span text:style-name="Source_20_Text"><text:s text:c="8"/>boolean contieneParis = ciudades.contains("Paris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Imprime el resultado</text:span></text:p>
      <text:p text:style-name="Preformatted_20_Text"><text:span text:style-name="Source_20_Text"><text:s text:c="8"/>System.out.println("¿Contiene Madrid? " + contieneMadrid);</text:span></text:p>
      <text:p text:style-name="Preformatted_20_Text"><text:span text:style-name="Source_20_Text"><text:s text:c="8"/>System.out.println("¿Contiene Paris? " + contieneParis);</text:span></text:p>
      <text:p text:style-name="Preformatted_20_Text"><text:span text:style-name="Source_20_Text"><text:s text:c="4"/>}</text:span></text:p>
      <text:p text:style-name="P3"><text:span text:style-name="Source_20_Text">}</text:span></text:p>
      <text:p text:style-name="Horizontal_20_Line"/>
      <text:h text:style-name="Heading_20_3" text:outline-level="3">Ejercicio 5: Recorrer la lista con un bucle <text:span text:style-name="Source_20_Text">for</text:span></text:h>
      <text:p text:style-name="Text_20_body"><text:span text:style-name="Strong_20_Emphasis">Instrucciones:</text:span></text:p>
      <text:list xml:id="list1475436587" text:style-name="L8">
        <text:list-item>
          <text:p text:style-name="P18">Crea un <text:span text:style-name="Source_20_Text">ArrayList</text:span> con 4 nombres de películas. </text:p>
        </text:list-item>
        <text:list-item>
          <text:p text:style-name="P17">Utiliza un bucle <text:span text:style-name="Source_20_Text">for</text:span> para recorrer la lista e imprimir cada nombre de película. </text:p>
        </text:list-item>
      </text:list>
      <text:p text:style-name="Preformatted_20_Text"><text:span text:style-name="Source_20_Text">import java.util.ArrayList;</text:span></text:p>
      <text:p text:style-name="Preformatted_20_Text"/>
      <text:p text:style-name="Preformatted_20_Text"><text:span text:style-name="Source_20_Text">public class Ejercicio5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// Crea un ArrayList de películas</text:span></text:p>
      <text:p text:style-name="Preformatted_20_Text"><text:span text:style-name="Source_20_Text"><text:s text:c="8"/>ArrayList&lt;String&gt; peliculas = new ArrayList&lt;&gt;(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Agrega algunas películas a la lista</text:span></text:p>
      <text:p text:style-name="Preformatted_20_Text"><text:span text:style-name="Source_20_Text"><text:s text:c="8"/>peliculas.add("Inception");</text:span></text:p>
      <text:p text:style-name="Preformatted_20_Text"><text:span text:style-name="Source_20_Text"><text:s text:c="8"/>peliculas.add("The Matrix");</text:span></text:p>
      <text:p text:style-name="Preformatted_20_Text"><text:span text:style-name="Source_20_Text"><text:s text:c="8"/>peliculas.add("Interstellar");</text:span></text:p>
      <text:p text:style-name="Preformatted_20_Text"><text:span text:style-name="Source_20_Text"><text:s text:c="8"/>peliculas.add("Avatar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Recorre la lista e imprime cada película</text:span></text:p>
      <text:p text:style-name="Preformatted_20_Text"><text:span text:style-name="Source_20_Text"><text:s text:c="8"/>for (String pelicula : peliculas) {</text:span></text:p>
      <text:p text:style-name="Preformatted_20_Text"><text:soft-page-break/><text:span text:style-name="Source_20_Text"><text:s text:c="12"/>System.out.println(pelicula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3"><text:span text:style-name="Source_20_Text">}</text:span></text:p>
      <text:p text:style-name="Horizontal_20_Line"/>
      <text:h text:style-name="Heading_20_3" text:outline-level="3">Ejercicio 6: Obtener el tamaño de la lista</text:h>
      <text:p text:style-name="Text_20_body"><text:span text:style-name="Strong_20_Emphasis">Instrucciones:</text:span></text:p>
      <text:list xml:id="list1051915618" text:style-name="L9">
        <text:list-item>
          <text:p text:style-name="P20">Crea un <text:span text:style-name="Source_20_Text">ArrayList</text:span> con 3 colores de tu preferencia. </text:p>
        </text:list-item>
        <text:list-item>
          <text:p text:style-name="P19">Imprime el tamaño de la lista usando el método <text:span text:style-name="Source_20_Text">size()</text:span>. </text:p>
        </text:list-item>
      </text:list>
      <text:p text:style-name="Preformatted_20_Text"><text:span text:style-name="Source_20_Text">import java.util.ArrayList;</text:span></text:p>
      <text:p text:style-name="Preformatted_20_Text"/>
      <text:p text:style-name="Preformatted_20_Text"><text:span text:style-name="Source_20_Text">public class Ejercicio6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// Crea un ArrayList de colores</text:span></text:p>
      <text:p text:style-name="Preformatted_20_Text"><text:span text:style-name="Source_20_Text"><text:s text:c="8"/>ArrayList&lt;String&gt; colores = new ArrayList&lt;&gt;(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Agrega colores a la lista</text:span></text:p>
      <text:p text:style-name="Preformatted_20_Text"><text:span text:style-name="Source_20_Text"><text:s text:c="8"/>colores.add("Rojo");</text:span></text:p>
      <text:p text:style-name="Preformatted_20_Text"><text:span text:style-name="Source_20_Text"><text:s text:c="8"/>colores.add("Verde");</text:span></text:p>
      <text:p text:style-name="Preformatted_20_Text"><text:span text:style-name="Source_20_Text"><text:s text:c="8"/>colores.add("Azul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Imprime el tamaño de la lista</text:span></text:p>
      <text:p text:style-name="Preformatted_20_Text"><text:span text:style-name="Source_20_Text"><text:s text:c="8"/>System.out.println("Tamaño de la lista: " + colores.size());</text:span></text:p>
      <text:p text:style-name="Preformatted_20_Text"><text:span text:style-name="Source_20_Text"><text:s text:c="4"/>}</text:span></text:p>
      <text:p text:style-name="P3"><text:span text:style-name="Source_20_Text">}</text:span></text:p>
      <text:p text:style-name="Horizontal_20_Line"/>
      <text:h text:style-name="Heading_20_3" text:outline-level="3">Ejercicio 7: Limpiar la lista</text:h>
      <text:p text:style-name="Text_20_body"><text:span text:style-name="Strong_20_Emphasis">Instrucciones:</text:span></text:p>
      <text:list xml:id="list2292269868" text:style-name="L10">
        <text:list-item>
          <text:p text:style-name="P22">Crea un <text:span text:style-name="Source_20_Text">ArrayList</text:span> con 3 números. </text:p>
        </text:list-item>
        <text:list-item>
          <text:p text:style-name="P22">Usa el método <text:span text:style-name="Source_20_Text">clear()</text:span> para eliminar todos los elementos de la lista. </text:p>
        </text:list-item>
        <text:list-item>
          <text:p text:style-name="P21">Imprime la lista antes y después de limpiar. </text:p>
        </text:list-item>
      </text:list>
      <text:p text:style-name="Preformatted_20_Text"><text:span text:style-name="Source_20_Text">import java.util.ArrayList;</text:span></text:p>
      <text:p text:style-name="Preformatted_20_Text"/>
      <text:p text:style-name="Preformatted_20_Text"><text:span text:style-name="Source_20_Text">public class Ejercicio7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// Crea un ArrayList de números</text:span></text:p>
      <text:p text:style-name="Preformatted_20_Text"><text:span text:style-name="Source_20_Text"><text:s text:c="8"/>ArrayList&lt;Integer&gt; numeros = new ArrayList&lt;&gt;(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Agrega algunos números</text:span></text:p>
      <text:p text:style-name="Preformatted_20_Text"><text:span text:style-name="Source_20_Text"><text:s text:c="8"/>numeros.add(1);</text:span></text:p>
      <text:p text:style-name="Preformatted_20_Text"><text:span text:style-name="Source_20_Text"><text:s text:c="8"/>numeros.add(2);</text:span></text:p>
      <text:p text:style-name="Preformatted_20_Text"><text:span text:style-name="Source_20_Text"><text:s text:c="8"/>numeros.add(3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Imprime la lista antes de limpiar</text:span></text:p>
      <text:p text:style-name="Preformatted_20_Text"><text:span text:style-name="Source_20_Text"><text:s text:c="8"/>System.out.println("Lista original: " + numeros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Limpia la lista</text:span></text:p>
      <text:p text:style-name="Preformatted_20_Text"><text:span text:style-name="Source_20_Text"><text:s text:c="8"/>numeros.clear(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Imprime la lista después de limpiar</text:span></text:p>
      <text:p text:style-name="Preformatted_20_Text"><text:span text:style-name="Source_20_Text"><text:s text:c="8"/>System.out.println("Lista después de limpiar: " + numeros);</text:span></text:p>
      <text:p text:style-name="Preformatted_20_Text"><text:soft-page-break/><text:span text:style-name="Source_20_Text"><text:s text:c="4"/>}</text:span></text:p>
      <text:p text:style-name="P3"><text:span text:style-name="Source_20_Text">}</text:span></text:p>
      <text:p text:style-name="Horizontal_20_Line"/>
      <text:p text:style-name="Text_20_body">Estos ejercicios son básicos pero cubren operaciones esenciales que te ayudarán a comprender cómo funciona un <text:span text:style-name="Source_20_Text">ArrayList</text:span> en Java. Te recomiendo que los ejecutes y juegues con ellos para ver cómo cambian los resultados cuando modificas los valores y las operaciones.</text:p>
      <text:p text:style-name="Text_20_body">¡Por supuesto! Aquí tienes 5 ejercicios más para seguir practicando con <text:span text:style-name="Source_20_Text">ArrayList</text:span> en Java. Estos ejercicios también cubren operaciones comunes y te ayudarán a mejorar tu comprensión de cómo trabajar con listas dinámicas.</text:p>
      <text:p text:style-name="Horizontal_20_Line"/>
      <text:h text:style-name="Heading_20_3" text:outline-level="3">Ejercicio 8: Ordenar una lista de números</text:h>
      <text:p text:style-name="Text_20_body"><text:span text:style-name="Strong_20_Emphasis">Instrucciones:</text:span></text:p>
      <text:list xml:id="list432427593" text:style-name="L11">
        <text:list-item>
          <text:p text:style-name="P24">Crea un <text:span text:style-name="Source_20_Text">ArrayList</text:span> con números desordenados. </text:p>
        </text:list-item>
        <text:list-item>
          <text:p text:style-name="P24">Usa el método <text:span text:style-name="Source_20_Text">sort()</text:span> de <text:span text:style-name="Source_20_Text">Collections</text:span> para ordenar la lista de menor a mayor. </text:p>
        </text:list-item>
        <text:list-item>
          <text:p text:style-name="P23">Imprime la lista antes y después de ordenarla. </text:p>
        </text:list-item>
      </text:list>
      <text:p text:style-name="Preformatted_20_Text"><text:span text:style-name="Source_20_Text">import java.util.ArrayList;</text:span></text:p>
      <text:p text:style-name="Preformatted_20_Text"><text:span text:style-name="Source_20_Text">import java.util.Collections;</text:span></text:p>
      <text:p text:style-name="Preformatted_20_Text"/>
      <text:p text:style-name="Preformatted_20_Text"><text:span text:style-name="Source_20_Text">public class Ejercicio8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// Crea un ArrayList con números desordenados</text:span></text:p>
      <text:p text:style-name="Preformatted_20_Text"><text:span text:style-name="Source_20_Text"><text:s text:c="8"/>ArrayList&lt;Integer&gt; numeros = new ArrayList&lt;&gt;();</text:span></text:p>
      <text:p text:style-name="Preformatted_20_Text"><text:span text:style-name="Source_20_Text"><text:s text:c="8"/>numeros.add(8);</text:span></text:p>
      <text:p text:style-name="Preformatted_20_Text"><text:span text:style-name="Source_20_Text"><text:s text:c="8"/>numeros.add(2);</text:span></text:p>
      <text:p text:style-name="Preformatted_20_Text"><text:span text:style-name="Source_20_Text"><text:s text:c="8"/>numeros.add(5);</text:span></text:p>
      <text:p text:style-name="Preformatted_20_Text"><text:span text:style-name="Source_20_Text"><text:s text:c="8"/>numeros.add(10);</text:span></text:p>
      <text:p text:style-name="Preformatted_20_Text"><text:span text:style-name="Source_20_Text"><text:s text:c="8"/>numeros.add(3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Imprime la lista antes de ordenar</text:span></text:p>
      <text:p text:style-name="Preformatted_20_Text"><text:span text:style-name="Source_20_Text"><text:s text:c="8"/>System.out.println("Lista original: " + numeros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Ordena la lista de menor a mayor</text:span></text:p>
      <text:p text:style-name="Preformatted_20_Text"><text:span text:style-name="Source_20_Text"><text:s text:c="8"/>Collections.sort(numeros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Imprime la lista después de ordenar</text:span></text:p>
      <text:p text:style-name="Preformatted_20_Text"><text:span text:style-name="Source_20_Text"><text:s text:c="8"/>System.out.println("Lista ordenada: " + numeros);</text:span></text:p>
      <text:p text:style-name="Preformatted_20_Text"><text:span text:style-name="Source_20_Text"><text:s text:c="4"/>}</text:span></text:p>
      <text:p text:style-name="P3"><text:span text:style-name="Source_20_Text">}</text:span></text:p>
      <text:p text:style-name="Horizontal_20_Line"/>
      <text:h text:style-name="Heading_20_3" text:outline-level="3">Ejercicio 9: Buscar el índice de un elemento</text:h>
      <text:p text:style-name="Text_20_body"><text:span text:style-name="Strong_20_Emphasis">Instrucciones:</text:span></text:p>
      <text:list xml:id="list1143528826" text:style-name="L12">
        <text:list-item>
          <text:p text:style-name="P26">Crea un <text:span text:style-name="Source_20_Text">ArrayList</text:span> con los nombres de algunos países. </text:p>
        </text:list-item>
        <text:list-item>
          <text:p text:style-name="P26">Usa el método <text:span text:style-name="Source_20_Text">indexOf()</text:span> para encontrar el índice de un país en la lista. </text:p>
        </text:list-item>
        <text:list-item>
          <text:p text:style-name="P25">Imprime el índice del país buscado. </text:p>
        </text:list-item>
      </text:list>
      <text:p text:style-name="Preformatted_20_Text"><text:span text:style-name="Source_20_Text">import java.util.ArrayList;</text:span></text:p>
      <text:p text:style-name="Preformatted_20_Text"/>
      <text:p text:style-name="Preformatted_20_Text"><text:soft-page-break/><text:span text:style-name="Source_20_Text">public class Ejercicio9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// Crea un ArrayList con nombres de países</text:span></text:p>
      <text:p text:style-name="Preformatted_20_Text"><text:span text:style-name="Source_20_Text"><text:s text:c="8"/>ArrayList&lt;String&gt; paises = new ArrayList&lt;&gt;();</text:span></text:p>
      <text:p text:style-name="Preformatted_20_Text"><text:span text:style-name="Source_20_Text"><text:s text:c="8"/>paises.add("México");</text:span></text:p>
      <text:p text:style-name="Preformatted_20_Text"><text:span text:style-name="Source_20_Text"><text:s text:c="8"/>paises.add("España");</text:span></text:p>
      <text:p text:style-name="Preformatted_20_Text"><text:span text:style-name="Source_20_Text"><text:s text:c="8"/>paises.add("Argentina");</text:span></text:p>
      <text:p text:style-name="Preformatted_20_Text"><text:span text:style-name="Source_20_Text"><text:s text:c="8"/>paises.add("Colombia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Encuentra el índice de un país</text:span></text:p>
      <text:p text:style-name="Preformatted_20_Text"><text:span text:style-name="Source_20_Text"><text:s text:c="8"/>int indice = paises.indexOf("Argentina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Imprime el índice</text:span></text:p>
      <text:p text:style-name="Preformatted_20_Text"><text:span text:style-name="Source_20_Text"><text:s text:c="8"/>System.out.println("El índice de Argentina es: " + indice);</text:span></text:p>
      <text:p text:style-name="Preformatted_20_Text"><text:span text:style-name="Source_20_Text"><text:s text:c="4"/>}</text:span></text:p>
      <text:p text:style-name="P3"><text:span text:style-name="Source_20_Text">}</text:span></text:p>
      <text:p text:style-name="Horizontal_20_Line"/>
      <text:h text:style-name="Heading_20_3" text:outline-level="3">Ejercicio 10: Contar cuántas veces aparece un elemento</text:h>
      <text:p text:style-name="Text_20_body"><text:span text:style-name="Strong_20_Emphasis">Instrucciones:</text:span></text:p>
      <text:list xml:id="list1625569943" text:style-name="L13">
        <text:list-item>
          <text:p text:style-name="P28">Crea un <text:span text:style-name="Source_20_Text">ArrayList</text:span> con los nombres de colores, algunos repetidos. </text:p>
        </text:list-item>
        <text:list-item>
          <text:p text:style-name="P28">Usa el método <text:span text:style-name="Source_20_Text">lastIndexOf()</text:span> para contar cuántas veces aparece un color específico. </text:p>
        </text:list-item>
        <text:list-item>
          <text:p text:style-name="P27">Imprime el resultado. </text:p>
        </text:list-item>
      </text:list>
      <text:p text:style-name="Preformatted_20_Text"><text:span text:style-name="Source_20_Text">import java.util.ArrayList;</text:span></text:p>
      <text:p text:style-name="Preformatted_20_Text"/>
      <text:p text:style-name="Preformatted_20_Text"><text:span text:style-name="Source_20_Text">public class Ejercicio10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// Crea un ArrayList con colores (algunos repetidos)</text:span></text:p>
      <text:p text:style-name="Preformatted_20_Text"><text:span text:style-name="Source_20_Text"><text:s text:c="8"/>ArrayList&lt;String&gt; colores = new ArrayList&lt;&gt;();</text:span></text:p>
      <text:p text:style-name="Preformatted_20_Text"><text:span text:style-name="Source_20_Text"><text:s text:c="8"/>colores.add("Rojo");</text:span></text:p>
      <text:p text:style-name="Preformatted_20_Text"><text:span text:style-name="Source_20_Text"><text:s text:c="8"/>colores.add("Azul");</text:span></text:p>
      <text:p text:style-name="Preformatted_20_Text"><text:span text:style-name="Source_20_Text"><text:s text:c="8"/>colores.add("Verde");</text:span></text:p>
      <text:p text:style-name="Preformatted_20_Text"><text:span text:style-name="Source_20_Text"><text:s text:c="8"/>colores.add("Rojo");</text:span></text:p>
      <text:p text:style-name="Preformatted_20_Text"><text:span text:style-name="Source_20_Text"><text:s text:c="8"/>colores.add("Amarillo");</text:span></text:p>
      <text:p text:style-name="Preformatted_20_Text"><text:span text:style-name="Source_20_Text"><text:s text:c="8"/>colores.add("Rojo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Contar cuántas veces aparece "Rojo"</text:span></text:p>
      <text:p text:style-name="Preformatted_20_Text"><text:span text:style-name="Source_20_Text"><text:s text:c="8"/>int count = 0;</text:span></text:p>
      <text:p text:style-name="Preformatted_20_Text"><text:span text:style-name="Source_20_Text"><text:s text:c="8"/>for (String color : colores) {</text:span></text:p>
      <text:p text:style-name="Preformatted_20_Text"><text:span text:style-name="Source_20_Text"><text:s text:c="12"/>if (color.equals("Rojo")) {</text:span></text:p>
      <text:p text:style-name="Preformatted_20_Text"><text:span text:style-name="Source_20_Text"><text:s text:c="16"/>count++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Imprime cuántas veces aparece "Rojo"</text:span></text:p>
      <text:p text:style-name="Preformatted_20_Text"><text:span text:style-name="Source_20_Text"><text:s text:c="8"/>System.out.println("El color Rojo aparece " + count + " veces.");</text:span></text:p>
      <text:p text:style-name="Preformatted_20_Text"><text:span text:style-name="Source_20_Text"><text:s text:c="4"/>}</text:span></text:p>
      <text:p text:style-name="P3"><text:span text:style-name="Source_20_Text">}</text:span></text:p>
      <text:p text:style-name="Horizontal_20_Line"/>
      <text:h text:style-name="Heading_20_3" text:outline-level="3">Ejercicio 11: Convertir un <text:span text:style-name="Source_20_Text">ArrayList</text:span> a un arreglo (array)</text:h>
      <text:p text:style-name="Text_20_body"><text:span text:style-name="Strong_20_Emphasis">Instrucciones:</text:span></text:p>
      <text:list xml:id="list1307128406" text:style-name="L14">
        <text:list-item>
          <text:p text:style-name="P30">Crea un <text:span text:style-name="Source_20_Text">ArrayList</text:span> con 5 números. </text:p>
        </text:list-item>
        <text:list-item>
          <text:p text:style-name="P30"><text:soft-page-break/>Convierte el <text:span text:style-name="Source_20_Text">ArrayList</text:span> a un arreglo utilizando el método <text:span text:style-name="Source_20_Text">toArray()</text:span>. </text:p>
        </text:list-item>
        <text:list-item>
          <text:p text:style-name="P29">Imprime el arreglo. </text:p>
        </text:list-item>
      </text:list>
      <text:p text:style-name="Preformatted_20_Text"><text:span text:style-name="Source_20_Text">import java.util.ArrayList;</text:span></text:p>
      <text:p text:style-name="Preformatted_20_Text"/>
      <text:p text:style-name="Preformatted_20_Text"><text:span text:style-name="Source_20_Text">public class Ejercicio11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// Crea un ArrayList de números</text:span></text:p>
      <text:p text:style-name="Preformatted_20_Text"><text:span text:style-name="Source_20_Text"><text:s text:c="8"/>ArrayList&lt;Integer&gt; numeros = new ArrayList&lt;&gt;();</text:span></text:p>
      <text:p text:style-name="Preformatted_20_Text"><text:span text:style-name="Source_20_Text"><text:s text:c="8"/>numeros.add(1);</text:span></text:p>
      <text:p text:style-name="Preformatted_20_Text"><text:span text:style-name="Source_20_Text"><text:s text:c="8"/>numeros.add(2);</text:span></text:p>
      <text:p text:style-name="Preformatted_20_Text"><text:span text:style-name="Source_20_Text"><text:s text:c="8"/>numeros.add(3);</text:span></text:p>
      <text:p text:style-name="Preformatted_20_Text"><text:span text:style-name="Source_20_Text"><text:s text:c="8"/>numeros.add(4);</text:span></text:p>
      <text:p text:style-name="Preformatted_20_Text"><text:span text:style-name="Source_20_Text"><text:s text:c="8"/>numeros.add(5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Convierte el ArrayList a un arreglo</text:span></text:p>
      <text:p text:style-name="Preformatted_20_Text"><text:span text:style-name="Source_20_Text"><text:s text:c="8"/>Integer[] arreglo = new Integer[numeros.size()];</text:span></text:p>
      <text:p text:style-name="Preformatted_20_Text"><text:span text:style-name="Source_20_Text"><text:s text:c="8"/>arreglo = numeros.toArray(arreglo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Imprime el arreglo</text:span></text:p>
      <text:p text:style-name="Preformatted_20_Text"><text:span text:style-name="Source_20_Text"><text:s text:c="8"/>System.out.print("Arreglo convertido: ");</text:span></text:p>
      <text:p text:style-name="Preformatted_20_Text"><text:span text:style-name="Source_20_Text"><text:s text:c="8"/>for (int i = 0; i &lt; arreglo.length; i++) {</text:span></text:p>
      <text:p text:style-name="Preformatted_20_Text"><text:span text:style-name="Source_20_Text"><text:s text:c="12"/>System.out.print(arreglo[i] + " 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3"><text:span text:style-name="Source_20_Text">}</text:span></text:p>
      <text:p text:style-name="Horizontal_20_Line"/>
      <text:h text:style-name="Heading_20_3" text:outline-level="3">Ejercicio 12: Verificar si la lista está vacía</text:h>
      <text:p text:style-name="Text_20_body"><text:span text:style-name="Strong_20_Emphasis">Instrucciones:</text:span></text:p>
      <text:list xml:id="list4215048815" text:style-name="L15">
        <text:list-item>
          <text:p text:style-name="P32">Crea un <text:span text:style-name="Source_20_Text">ArrayList</text:span> de tipo <text:span text:style-name="Source_20_Text">String</text:span> y agrégale algunos elementos. </text:p>
        </text:list-item>
        <text:list-item>
          <text:p text:style-name="P32">Usa el método <text:span text:style-name="Source_20_Text">isEmpty()</text:span> para verificar si la lista está vacía. </text:p>
        </text:list-item>
        <text:list-item>
          <text:p text:style-name="P31">Imprime el resultado antes y después de eliminar todos los elementos de la lista. </text:p>
        </text:list-item>
      </text:list>
      <text:p text:style-name="Preformatted_20_Text"><text:span text:style-name="Source_20_Text">import java.util.ArrayList;</text:span></text:p>
      <text:p text:style-name="Preformatted_20_Text"/>
      <text:p text:style-name="Preformatted_20_Text"><text:span text:style-name="Source_20_Text">public class Ejercicio12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// Crea un ArrayList de nombres</text:span></text:p>
      <text:p text:style-name="Preformatted_20_Text"><text:span text:style-name="Source_20_Text"><text:s text:c="8"/>ArrayList&lt;String&gt; nombres = new ArrayList&lt;&gt;();</text:span></text:p>
      <text:p text:style-name="Preformatted_20_Text"><text:span text:style-name="Source_20_Text"><text:s text:c="8"/>nombres.add("Pedro");</text:span></text:p>
      <text:p text:style-name="Preformatted_20_Text"><text:span text:style-name="Source_20_Text"><text:s text:c="8"/>nombres.add("Juan");</text:span></text:p>
      <text:p text:style-name="Preformatted_20_Text"><text:span text:style-name="Source_20_Text"><text:s text:c="8"/>nombres.add("Maria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Verifica si la lista está vacía antes de limpiar</text:span></text:p>
      <text:p text:style-name="Preformatted_20_Text"><text:span text:style-name="Source_20_Text"><text:s text:c="8"/>System.out.println("¿Está la lista vacía? " + nombres.isEmpty()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Limpia la lista</text:span></text:p>
      <text:p text:style-name="Preformatted_20_Text"><text:span text:style-name="Source_20_Text"><text:s text:c="8"/>nombres.clear(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Verifica si la lista está vacía después de limpiar</text:span></text:p>
      <text:p text:style-name="Preformatted_20_Text"><text:span text:style-name="Source_20_Text"><text:s text:c="8"/>System.out.println("¿Está la lista vacía? " + nombres.isEmpty());</text:span></text:p>
      <text:p text:style-name="Preformatted_20_Text"><text:span text:style-name="Source_20_Text"><text:s text:c="4"/>}</text:span></text:p>
      <text:p text:style-name="P3"><text:span text:style-name="Source_20_Text">}</text:span></text:p>
      <text:p text:style-name="Horizontal_20_Line"/>
      <text:p text:style-name="Text_20_body"><text:soft-page-break/>Estos nuevos ejercicios abordan una variedad de funcionalidades adicionales que puedes utilizar en un <text:span text:style-name="Source_20_Text">ArrayList</text:span>, como ordenar, contar elementos, convertir a un arreglo, y verificar si la lista está vacía. Al igual que los anteriores, te recomiendo que los ejecutes y experimentes con diferentes datos para entender mejor cómo funciona la clase <text:span text:style-name="Source_20_Text">ArrayList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5:37:33.439322507</meta:creation-date>
    <dc:date>2025-02-07T15:46:22.360963357</dc:date>
    <meta:editing-duration>PT8M4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0" meta:paragraph-count="386" meta:word-count="1897" meta:character-count="15003" meta:non-whitespace-character-count="11594"/>
  </office:meta>
</office:document-meta>
</file>